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mbria1" svg:font-family="Cambria"/>
    <style:font-face style:name="Raleway" svg:font-family="Raleway"/>
    <style:font-face style:name="Times New Roman" svg:font-family="'Times New Roman'"/>
    <style:font-face style:name="Cambria" svg:font-family="Cambria" style:font-family-generic="roman"/>
    <style:font-face style:name="Times New Roman1" svg:font-family="'Times New Roman'" style:font-family-generic="roman"/>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42.76mm"/>
    </style:style>
    <style:style style:name="co3" style:family="table-column">
      <style:table-column-properties fo:break-before="auto" style:column-width="66.04mm"/>
    </style:style>
    <style:style style:name="co4" style:family="table-column">
      <style:table-column-properties fo:break-before="auto" style:column-width="18.63mm"/>
    </style:style>
    <style:style style:name="co5" style:family="table-column">
      <style:table-column-properties fo:break-before="auto" style:column-width="38.31mm"/>
    </style:style>
    <style:style style:name="co6" style:family="table-column">
      <style:table-column-properties fo:break-before="auto" style:column-width="44.45mm"/>
    </style:style>
    <style:style style:name="co7" style:family="table-column">
      <style:table-column-properties fo:break-before="auto" style:column-width="44.66mm"/>
    </style:style>
    <style:style style:name="co8" style:family="table-column">
      <style:table-column-properties fo:break-before="auto" style:column-width="38.95mm"/>
    </style:style>
    <style:style style:name="co9" style:family="table-column">
      <style:table-column-properties fo:break-before="auto" style:column-width="36.83mm"/>
    </style:style>
    <style:style style:name="co10" style:family="table-column">
      <style:table-column-properties fo:break-before="auto" style:column-width="73.87mm"/>
    </style:style>
    <style:style style:name="co11" style:family="table-column">
      <style:table-column-properties fo:break-before="auto" style:column-width="58.21mm"/>
    </style:style>
    <style:style style:name="ro1" style:family="table-row">
      <style:table-row-properties style:row-height="12.17mm" fo:break-before="auto" style:use-optimal-row-height="false"/>
    </style:style>
    <style:style style:name="ro2" style:family="table-row">
      <style:table-row-properties style:row-height="37.84mm" fo:break-before="auto" style:use-optimal-row-height="false"/>
    </style:style>
    <style:style style:name="ro3" style:family="table-row">
      <style:table-row-properties style:row-height="5.56mm" fo:break-before="auto" style:use-optimal-row-height="false"/>
    </style:style>
    <style:style style:name="ro4" style:family="table-row">
      <style:table-row-properties style:row-height="12.49mm" fo:break-before="auto" style:use-optimal-row-height="false"/>
    </style:style>
    <style:style style:name="ro5" style:family="table-row">
      <style:table-row-properties style:row-height="9.53mm" fo:break-before="auto" style:use-optimal-row-height="fals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style:style style:name="ce2" style:family="table-cell" style:parent-style-name="Default" style:data-style-name="N0">
      <style:table-cell-properties style:vertical-align="middle"/>
      <style:text-properties style:font-name="Times New Roman1" fo:font-weight="bold" style:font-name-asian="Times New Roman" style:font-weight-asian="bold" style:font-name-complex="Times New Roman" style:font-weight-complex="bold"/>
      <style:map style:condition="is-true-formula(LEN(TRIM([.A1]))&gt;0)" style:apply-style-name="cf1" style:base-cell-address="Generale.A1"/>
    </style:style>
    <style:style style:name="ce3" style:family="table-cell" style:parent-style-name="Default" style:data-style-name="N0">
      <style:table-cell-properties style:vertical-align="top"/>
      <style:text-properties style:font-name="Times New Roman1" style:font-name-asian="Times New Roman" style:font-name-complex="Times New Roman"/>
    </style:style>
    <style:style style:name="ce1" style:family="table-cell" style:parent-style-name="Default" style:data-style-name="N0"/>
    <style:style style:name="ce4" style:family="table-cell" style:parent-style-name="Default" style:data-style-name="N0">
      <style:table-cell-properties fo:background-color="#ffffff" style:vertical-align="automatic"/>
      <style:text-properties style:font-name="Times New Roman" style:font-name-asian="Times New Roman" style:font-name-complex="Times New Roman"/>
    </style:style>
    <style:style style:name="ce21" style:family="table-cell" style:parent-style-name="Default" style:data-style-name="N0">
      <style:table-cell-properties fo:wrap-option="wrap" style:vertical-align="top"/>
      <style:text-properties style:font-name="Times New Roman" style:font-name-asian="Times New Roman" style:font-name-complex="Times New Roman"/>
    </style:style>
    <style:style style:name="ce5" style:family="table-cell" style:parent-style-name="Default" style:data-style-name="N36">
      <style:table-cell-properties style:vertical-align="top"/>
      <style:text-properties style:font-name="Times New Roman1" style:font-name-asian="Times New Roman" style:font-name-complex="Times New Roman"/>
    </style:style>
    <style:style style:name="ce27" style:family="table-cell" style:parent-style-name="Default" style:data-style-name="N0">
      <style:table-cell-properties style:vertical-align="middle"/>
      <style:text-properties style:font-name="Times New Roman1" fo:font-weight="bold" style:font-name-asian="Times New Roman" style:font-weight-asian="bold" style:font-name-complex="Times New Roman" style:font-weight-complex="bold"/>
    </style:style>
    <style:style style:name="ce33" style:family="table-cell" style:parent-style-name="Default" style:data-style-name="N0">
      <style:table-cell-properties style:vertical-align="middle"/>
      <style:text-properties style:font-name="Times New Roman1" style:font-name-asian="Times New Roman" style:font-name-complex="Times New Roman"/>
    </style:style>
    <style:style style:name="ce7" style:family="table-cell" style:parent-style-name="Default" style:data-style-name="N0">
      <style:table-cell-properties fo:background-color="#ffffff" style:vertical-align="automatic"/>
      <style:text-properties fo:color="#444444" style:font-name="Times New Roman" style:font-name-asian="Times New Roman" style:font-name-complex="Times New Roman"/>
    </style:style>
    <style:style style:name="ce22" style:family="table-cell" style:parent-style-name="Default" style:data-style-name="N0">
      <style:table-cell-properties style:vertical-align="middle"/>
      <style:text-properties style:font-name="Times New Roman1" style:font-name-asian="Times New Roman" style:font-name-complex="Times New Roman"/>
    </style:style>
    <style:style style:name="ce11" style:family="table-cell" style:parent-style-name="Default" style:data-style-name="N0">
      <style:table-cell-properties fo:background-color="#ffffff" style:text-align-source="fix" style:repeat-content="false" style:vertical-align="automatic"/>
      <style:paragraph-properties fo:text-align="start" fo:margin-left="0mm"/>
      <style:text-properties fo:color="#444444" style:font-name="Times New Roman" style:font-name-asian="Times New Roman" style:font-name-complex="Times New Roman"/>
    </style:style>
    <style:style style:name="ce12" style:family="table-cell" style:parent-style-name="Default" style:data-style-name="N0">
      <style:table-cell-properties fo:background-color="#ffffff" style:text-align-source="fix" style:repeat-content="false" style:vertical-align="automatic"/>
      <style:paragraph-properties fo:text-align="start" fo:margin-left="0mm"/>
      <style:text-properties style:font-name="Times New Roman" style:font-name-asian="Times New Roman" style:font-name-complex="Times New Roman"/>
    </style:style>
    <style:style style:name="ce14" style:family="table-cell" style:parent-style-name="Default" style:data-style-name="N0">
      <style:table-cell-properties style:vertical-align="automatic"/>
      <style:text-properties style:font-name="Times New Roman1" style:font-name-asian="Times New Roman" style:font-name-complex="Times New Roman"/>
    </style:style>
    <style:style style:name="ce24" style:family="table-cell" style:parent-style-name="Default" style:data-style-name="N0">
      <style:text-properties style:font-name="Times New Roman1" style:font-name-asian="Times New Roman" style:font-name-complex="Times New Roman"/>
    </style:style>
    <style:style style:name="ce13" style:family="table-cell" style:parent-style-name="Default" style:data-style-name="N0">
      <style:text-properties style:font-name="Cambria" style:font-name-asian="Cambria1" style:font-name-complex="Cambria1"/>
    </style:style>
    <style:style style:name="ce8" style:family="table-cell" style:parent-style-name="Default" style:data-style-name="N0">
      <style:table-cell-properties style:vertical-align="middle"/>
      <style:text-properties style:font-name="Times New Roman1" fo:font-style="italic" style:font-name-asian="Times New Roman" style:font-style-asian="italic" style:font-name-complex="Times New Roman" style:font-style-complex="italic"/>
    </style:style>
    <style:style style:name="ce25" style:family="table-cell" style:parent-style-name="Default" style:data-style-name="N0">
      <style:table-cell-properties style:text-align-source="fix" style:repeat-content="false" style:vertical-align="middle"/>
      <style:paragraph-properties fo:text-align="start" fo:margin-left="0mm"/>
      <style:text-properties style:font-name="Times New Roman1" style:font-name-asian="Times New Roman" style:font-name-complex="Times New Roman"/>
    </style:style>
    <style:style style:name="ce10" style:family="table-cell" style:parent-style-name="Default" style:data-style-name="N76">
      <style:table-cell-properties style:vertical-align="middle"/>
      <style:text-properties style:font-name="Times New Roman1" style:font-name-asian="Times New Roman" style:font-name-complex="Times New Roman"/>
    </style:style>
    <style:style style:name="ce9" style:family="table-cell" style:parent-style-name="Default" style:data-style-name="N111">
      <style:table-cell-properties style:vertical-align="middle"/>
      <style:text-properties style:font-name="Times New Roman1" style:font-name-asian="Times New Roman" style:font-name-complex="Times New Roman"/>
    </style:style>
    <style:style style:name="ce15" style:family="table-cell" style:parent-style-name="Default" style:data-style-name="N111">
      <style:table-cell-properties style:vertical-align="middle"/>
      <style:text-properties style:font-name="Raleway" style:font-name-asian="Raleway" style:font-name-complex="Raleway"/>
    </style:style>
    <style:style style:name="ce23" style:family="table-cell" style:parent-style-name="Collegamento_20_ipertestuale" style:data-style-name="N0">
      <style:table-cell-properties fo:background-color="#ffffff" style:vertical-align="automatic"/>
      <style:text-properties fo:color="#0563c1" style:text-underline-style="solid" style:text-underline-width="auto" style:text-underline-color="font-color"/>
    </style:style>
    <style:style style:name="ce26" style:family="table-cell" style:parent-style-name="Default" style:data-style-name="N0">
      <style:text-properties style:font-name="&quot;Open Sans&quot;" style:font-name-asian="&quot;Open Sans&quot;" style:font-name-complex="&quot;Open Sans&quot;"/>
    </style:style>
    <style:style style:name="ce16" style:family="table-cell" style:parent-style-name="Default" style:data-style-name="N0">
      <style:table-cell-properties fo:background-color="#ffffff" style:vertical-align="automatic"/>
      <style:text-properties style:font-name="&quot;Open Sans&quot;" style:font-name-asian="&quot;Open Sans&quot;" style:font-name-complex="&quot;Open Sans&quot;"/>
    </style:style>
    <style:style style:name="ce17"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18" style:family="table-cell" style:parent-style-name="Default" style:data-style-name="N0">
      <style:table-cell-properties style:vertical-align="automatic"/>
      <style:text-properties style:font-name="Cambria" fo:font-weight="bold" style:font-name-asian="Cambria1" style:font-weight-asian="bold" style:font-name-complex="Cambria1" style:font-weight-complex="bold"/>
    </style:style>
    <style:style style:name="ce20" style:family="table-cell" style:parent-style-name="Default" style:data-style-name="N0">
      <style:table-cell-properties style:vertical-align="automatic"/>
      <style:text-properties style:font-name="Cambria" style:font-name-asian="Cambria1" style:font-name-complex="Cambria1"/>
    </style:style>
    <style:style style:name="ce19" style:family="table-cell" style:parent-style-name="Default" style:data-style-name="N0">
      <style:text-properties style:font-name="Cambria" fo:font-weight="bold" style:font-name-asian="Cambria1" style:font-weight-asian="bold" style:font-name-complex="Cambria1"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vocabulary.$C$2:.$C$3])" table:allow-empty-cell="true" table:display-list="unsorted" table:base-cell-address="Generale.J2"/>
        <table:content-validation table:name="val2" table:condition="of:cell-content-is-in-list([vocabulary.$A$2:.$A$3])" table:allow-empty-cell="true" table:display-list="unsorted" table:base-cell-address="Riferimenti.A2"/>
        <table:content-validation table:name="val3" table:condition="of:cell-content-is-in-list('file:///C:/Users/asus/Downloads/scheda-Caro-Castelvetro-1%20corretto.ods'#vocabulary.#REF!)" table:allow-empty-cell="true" table:display-list="unsorted" table:base-cell-address="Riferimenti.A9"/>
        <table:content-validation table:name="val4" table:condition="of:cell-content-is-in-list([vocabulary.$B$2:.$B$11])" table:allow-empty-cell="true" table:display-list="unsorted" table:base-cell-address="Riferimenti.B2"/>
        <table:content-validation table:name="val5" table:condition="of:cell-content-is-in-list('file:///C:/Users/asus/Downloads/scheda-Caro-Castelvetro-1%20corretto.ods'#vocabulary.#REF!)" table:allow-empty-cell="true" table:display-list="unsorted" table:base-cell-address="Riferimenti.B9"/>
      </table:content-validation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6" table:default-cell-style-name="ce1"/>
        <table:table-column table:style-name="co4" table:default-cell-style-name="ce1"/>
        <table:table-row table:style-name="ro1">
          <table:table-cell table:style-name="ce2" office:value-type="string" calcext:value-type="string">
            <text:p>title</text:p>
          </table:table-cell>
          <table:table-cell table:style-name="ce2" office:value-type="string" calcext:value-type="string">
            <text:p>chronology</text:p>
          </table:table-cell>
          <table:table-cell table:style-name="ce2" office:value-type="string" calcext:value-type="string">
            <text:p>argList</text:p>
          </table:table-cell>
          <table:table-cell table:style-name="ce2" office:value-type="string" calcext:value-type="string">
            <text:p>charList</text:p>
          </table:table-cell>
          <table:table-cell table:style-name="ce2" office:value-type="string" calcext:value-type="string">
            <text:p>peopleList</text:p>
          </table:table-cell>
          <table:table-cell table:style-name="ce2" office:value-type="string" calcext:value-type="string">
            <text:p>content</text:p>
          </table:table-cell>
          <table:table-cell table:style-name="ce2" office:value-type="string" calcext:value-type="string">
            <text:p>description</text:p>
          </table:table-cell>
          <table:table-cell table:style-name="ce2" office:value-type="string" calcext:value-type="string">
            <text:p>date</text:p>
          </table:table-cell>
          <table:table-cell table:style-name="ce2" office:value-type="string" calcext:value-type="string">
            <text:p>contributor</text:p>
          </table:table-cell>
          <table:table-cell table:style-name="ce2" office:value-type="string" calcext:value-type="string">
            <text:p>status</text:p>
          </table:table-cell>
          <table:table-cell table:style-name="ce2" office:value-type="string" calcext:value-type="string">
            <text:p>notes</text:p>
          </table:table-cell>
          <table:table-cell table:number-columns-repeated="1013"/>
        </table:table-row>
        <table:table-row table:style-name="ro2">
          <table:table-cell table:style-name="ce3" office:value-type="string" calcext:value-type="string">
            <text:p>Polemica fra Carlo Sigonio e Francesco Robortello</text:p>
          </table:table-cell>
          <table:table-cell table:style-name="ce4" office:value-type="string" calcext:value-type="string">
            <text:p>1550-1563</text:p>
          </table:table-cell>
          <table:table-cell table:style-name="ce3" office:value-type="string" calcext:value-type="string">
            <text:p>Storiografia romana, Livio, prestigio universitario</text:p>
          </table:table-cell>
          <table:table-cell table:style-name="ce3" office:value-type="string" calcext:value-type="string">
            <text:p>Carlo Sigonio, Francesco Robortello</text:p>
          </table:table-cell>
          <table:table-cell table:style-name="ce3"/>
          <table:table-cell table:style-name="ce21" office:value-type="string" calcext:value-type="string">
            <text:p>L’acre polemica che vide come protagonisti Carlo Sigonio e Francesco Robortello ci è stata tramandata mediante tre opere pubblicate fra l’aprile e il settembre del 1562 all’interno dell’ambiente universitario padovano: le Disputationes Patavinae (I e II) del primo e le Ephemerides Patavinae del celebre commentatore della Poetica aristotelica. </text:p>
            <text:p>Le prime avvisaglie della rivalità che avrebbe turbato l’equilibrio dell’ateneo patavino si possono tuttavia far risalire già al 1550, data di pubblicazione dei Fasti Capitolini sigoniani, alla cui appendice l’autore aggiunse l’opuscolo De Praenominibus Romanorum in cui veniva contestata, pur senza citare direttamente lo storico udinese, l’opera robortelliana sulla medesima materia edita nel 1548. Qualche anno dopo, nel 1555, Robortello fece ristampare, presso il Grifio, l’edizione dei Fasti di Bartolomeo Marliani, non prendendo affatto in considerazione gli apporti di Sigonio sull’argomento e anzi criticandone gli scritti. Sebbene senza intenzioni manifestamente polemiche, Sigonio decise di ripubblicare i suoi Fasti aggiungendo un’ampliata versione del De Nominibus Romanorum robortelliano, accendendo così la miccia di una controversia che dalla concomitanza di interessi storici sfociò in una violenta diatriba personale.</text:p>
            <text:p>L’astio fra i due eruditi si fece dunque scoperto nel 1557, anno in cui i vicendevoli attacchi divennero palesi e la polemica entrò nel vivo del suo svolgimento. È a quest’altezza infatti che Robortello pubblica una silloge contenente diversi scritti, il De convenientia supputationis Livianae, il Variorum locorum annotationes e il trattatello De arte. Il De convenientia in particolare rivela il chiaro intento di polemizzare nei confronti delle “historiae” sigoniane del ‘55, ma dure critiche nei confronti dello storico modenese non vengono risparmiate anche nel resto dell’opera. Non soddisfatto di  tale attacco e con mossa sleale Robortello fece inoltre pubblicare sotto il falso nome di Altilio Aquila un’epistola che l’umanista Gabriele Faerno aveva inviato a Paolo Manuzio e che non doveva, chiaramente, essere data alle stampe. La missiva, uscita col titolo di Epistola qua continetur censura emendationum livianarum Caroli Sigonii, suscitò la repentina reazione di Sigonio che sottrasse dalla tipografia Percacino di Padova le bozze di stampa delle Annotationes robortelliane e nel giro di un mese fece invece pubblicare gli Emendationum libri duo, dedicati alla correzione di numerosi loci del De convenientia e delle Annotationes dell’avversario, non risparmiandogli peraltro pesanti accuse all’interno della lettera prefatoria, a lui direttamente rivolta. Due anni dopo, nel 1559, Robortello rispose con il suo De vita et victu popoli romani, che tuttavia non riscosse il successo auspicato dall’autore.</text:p>
            <text:p> La situazione di stasi fra i due contendenti venne temporaneamente risolta mediante l’intervento del cardinale Girolamo Seripando ma la tregua fu breve: un anno dopo l’inizio dei corsi di Sigonio all’università di Padova, nel 1560, anche Robortello venne richiamato da Venezia nell’entroterra per prendere la cattedra in “Filosofia morale” e “Umanità” durante i corsi mattinali dello Studio patavino. Con Sigonio che occupava la seduta mattutina e Fasolo quella pomeridiana, si venne a creare una situazione di cui facilmente si scorge l’anomalia: non solo una disparità di guadagni turbava gli animi già accesi dei due rivali (grazie ai libri contabili dell’università è possibile constatare che a Sigonio spettava uno stipendio di trecento fiorini mentre Robortello ne percepiva quattrocento), ma anche la concomitanza delle lezioni generava più di qualche imbarazzo. Se Sigonio di fatto si rifiutava di cedere il suo posto e passare alla cattedra vespertina, Robortello di certo non gradiva la concorrenza del modenese. Iniziò in questo modo una guerra interna, scandita a colpi di cartelli diffamatori affissi sulle porte delle rispettive aule, che divise l’ateneo lungo tutto il 1562 e che culminò con l’episodio clamoroso del ferimento al volto di Sigonio per mano, pare, di uno studente della fazione robortelliana. </text:p>
            <text:p>Dopo il succedersi delle opere citate in apertura, le quali avevano piuttosto il sapore calunnioso dell’ingiuria che il gusto dell’erudizione storico-letteraria e che pertanto furono messe fuori circolazione dalle autorità accademiche, nel 1563 Sigonio fuggirà da Padova per prendere la cattedra pomeridiana presso lo Studio di Bologna, allontanandosi così definitivamente dal suo avversario.</text:p>
          </table:table-cell>
          <table:table-cell table:style-name="ce3"/>
          <table:table-cell table:style-name="ce5" office:value-type="date" office:date-value="2019-02-22" calcext:value-type="date">
            <text:p>22/02/2019</text:p>
          </table:table-cell>
          <table:table-cell table:style-name="ce4" office:value-type="string" calcext:value-type="string">
            <text:p>Elena Bilancia</text:p>
          </table:table-cell>
          <table:table-cell table:style-name="ce4" table:content-validation-name="val1"/>
          <table:table-cell table:style-name="ce4" office:value-type="string" calcext:value-type="string">
            <text:p/>
            <text:p/>
          </table:table-cell>
          <table:table-cell table:number-columns-repeated="1013"/>
        </table:table-row>
        <table:table-row table:style-name="ro3" table:number-rows-repeated="1048573">
          <table:table-cell table:number-columns-repeated="1024"/>
        </table:table-row>
        <table:table-row table:style-name="ro3">
          <table:table-cell table:number-columns-repeated="1024"/>
        </table:table-row>
        <calcext:conditional-formats>
          <calcext:conditional-format calcext:target-range-address="Generale.A1:Generale.K1">
            <calcext:condition calcext:apply-style-name="cf1" calcext:value="formula-is(LEN(TRIM([.A1]))&gt;0)" calcext:base-cell-address="Generale.A1"/>
          </calcext:conditional-format>
        </calcext:conditional-formats>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09" table:default-cell-style-name="ce1"/>
        <table:table-column table:style-name="co4" table:default-cell-style-name="ce1"/>
        <table:table-row table:style-name="ro1">
          <table:table-cell table:style-name="ce27" office:value-type="string" calcext:value-type="string">
            <text:p>type</text:p>
          </table:table-cell>
          <table:table-cell table:style-name="ce27" office:value-type="string" calcext:value-type="string">
            <text:p>subType</text:p>
          </table:table-cell>
          <table:table-cell table:style-name="ce27" office:value-type="string" calcext:value-type="string">
            <text:p>author</text:p>
          </table:table-cell>
          <table:table-cell table:style-name="ce27" office:value-type="string" calcext:value-type="string">
            <text:p>addressee</text:p>
          </table:table-cell>
          <table:table-cell table:style-name="ce27" office:value-type="string" calcext:value-type="string">
            <text:p>title</text:p>
          </table:table-cell>
          <table:table-cell table:style-name="ce27" office:value-type="string" calcext:value-type="string">
            <text:p>editorList</text:p>
            <text:p/>
          </table:table-cell>
          <table:table-cell table:style-name="ce27" office:value-type="string" calcext:value-type="string">
            <text:p>titleVolume</text:p>
          </table:table-cell>
          <table:table-cell table:style-name="ce27" office:value-type="string" calcext:value-type="string">
            <text:p>journal</text:p>
          </table:table-cell>
          <table:table-cell table:style-name="ce27" office:value-type="string" calcext:value-type="string">
            <text:p>partANDvol</text:p>
          </table:table-cell>
          <table:table-cell table:style-name="ce27" office:value-type="string" calcext:value-type="string">
            <text:p>place</text:p>
          </table:table-cell>
          <table:table-cell table:style-name="ce27" office:value-type="string" calcext:value-type="string">
            <text:p>publisher</text:p>
            <text:p/>
          </table:table-cell>
          <table:table-cell table:style-name="ce27" office:value-type="string" calcext:value-type="string">
            <text:p>date</text:p>
          </table:table-cell>
          <table:table-cell table:style-name="ce27" office:value-type="string" calcext:value-type="string">
            <text:p>pages</text:p>
          </table:table-cell>
          <table:table-cell table:style-name="ce27" office:value-type="string" calcext:value-type="string">
            <text:p>link</text:p>
          </table:table-cell>
          <table:table-cell table:number-columns-repeated="1010"/>
        </table:table-row>
        <table:table-row table:style-name="ro1">
          <table:table-cell table:style-name="ce33" table:content-validation-name="val2" office:value-type="string" calcext:value-type="string">
            <text:p>Fonte</text:p>
          </table:table-cell>
          <table:table-cell table:style-name="ce33" table:content-validation-name="val4" office:value-type="string" calcext:value-type="string">
            <text:p>Storica</text:p>
          </table:table-cell>
          <table:table-cell table:style-name="ce7" office:value-type="string" calcext:value-type="string">
            <text:p>Angelo Fabroni</text:p>
          </table:table-cell>
          <table:table-cell table:style-name="ce4"/>
          <table:table-cell table:style-name="ce4" office:value-type="string" calcext:value-type="string">
            <text:p>Historiae academiae pisanae</text:p>
          </table:table-cell>
          <table:table-cell table:style-name="ce4" table:number-columns-repeated="2"/>
          <table:table-cell table:style-name="ce8"/>
          <table:table-cell table:style-name="ce22" office:value-type="string" calcext:value-type="string">
            <text:p>II vol.</text:p>
          </table:table-cell>
          <table:table-cell table:style-name="ce22" office:value-type="string" calcext:value-type="string">
            <text:p>Pisa</text:p>
          </table:table-cell>
          <table:table-cell table:style-name="ce22" office:value-type="string" calcext:value-type="string">
            <text:p>Mugnanini G.</text:p>
          </table:table-cell>
          <table:table-cell table:style-name="ce22" office:value-type="float" office:value="1792" calcext:value-type="float">
            <text:p>1792</text:p>
          </table:table-cell>
          <table:table-cell table:style-name="ce9" office:value-type="string" calcext:value-type="string">
            <text:p>413-415</text:p>
          </table:table-cell>
          <table:table-cell table:style-name="ce4" office:value-type="string" calcext:value-type="string">
            <text:p>https://books.google.it/books?id=jkVNAAAAYAAJ&amp;printsec=frontcover&amp;hl=it&amp;source=gbs_ge_summary_r&amp;cad=0#v=onepage&amp;q&amp;f=false</text:p>
          </table:table-cell>
          <table:table-cell table:number-columns-repeated="1010"/>
        </table:table-row>
        <table:table-row table:style-name="ro1">
          <table:table-cell table:style-name="ce33" table:content-validation-name="val2" office:value-type="string" calcext:value-type="string">
            <text:p>Fonte</text:p>
          </table:table-cell>
          <table:table-cell table:style-name="ce33" table:content-validation-name="val4" office:value-type="string" calcext:value-type="string">
            <text:p>Storica</text:p>
          </table:table-cell>
          <table:table-cell table:style-name="ce7" office:value-type="string" calcext:value-type="string">
            <text:p>Gian-Giuseppe Liruti</text:p>
          </table:table-cell>
          <table:table-cell table:style-name="ce4"/>
          <table:table-cell table:style-name="ce4" office:value-type="string" calcext:value-type="string">
            <text:p>Notizie delle vite e delle opere scritte da' letterati del Friuli</text:p>
          </table:table-cell>
          <table:table-cell table:style-name="ce4" table:number-columns-repeated="2"/>
          <table:table-cell table:style-name="ce8"/>
          <table:table-cell table:style-name="ce22" office:value-type="string" calcext:value-type="string">
            <text:p>t. II</text:p>
          </table:table-cell>
          <table:table-cell table:style-name="ce22" office:value-type="string" calcext:value-type="string">
            <text:p>Venezia</text:p>
          </table:table-cell>
          <table:table-cell table:style-name="ce22" office:value-type="string" calcext:value-type="string">
            <text:p>Faenzo M.</text:p>
          </table:table-cell>
          <table:table-cell table:style-name="ce22" office:value-type="float" office:value="1762" calcext:value-type="float">
            <text:p>1762</text:p>
          </table:table-cell>
          <table:table-cell table:style-name="ce9" office:value-type="string" calcext:value-type="string">
            <text:p>427-442</text:p>
          </table:table-cell>
          <table:table-cell table:style-name="ce4" office:value-type="string" calcext:value-type="string">
            <text:p>https://books.google.it/books?id=9iRPAAAAcAAJ&amp;printsec=frontcover&amp;dq=liruti+Notizie+delle+vite+e+delle+opere+scritte+da+letterati+del+Friuli+II&amp;hl=it&amp;sa=X&amp;ved=0ahUKEwjDgNmSl8_gAhUQMewKHXYjANoQ6AEILzAB#v=onepage&amp;q=liruti%20Notizie%20delle%20vite%20e%20delle%20opere%20scritte%20da%20letterati%20del%20Friuli%20II&amp;f=false</text:p>
          </table:table-cell>
          <table:table-cell table:number-columns-repeated="1010"/>
        </table:table-row>
        <table:table-row table:style-name="ro1">
          <table:table-cell table:style-name="ce33" table:content-validation-name="val2" office:value-type="string" calcext:value-type="string">
            <text:p>Fonte</text:p>
          </table:table-cell>
          <table:table-cell table:style-name="ce33" table:content-validation-name="val4" office:value-type="string" calcext:value-type="string">
            <text:p>Storica</text:p>
          </table:table-cell>
          <table:table-cell table:style-name="ce7" office:value-type="string" calcext:value-type="string">
            <text:p>Ludovico Antonio Muratori</text:p>
          </table:table-cell>
          <table:table-cell table:style-name="ce4"/>
          <table:table-cell table:style-name="ce4" office:value-type="string" calcext:value-type="string">
            <text:p>Vita Sigonii</text:p>
          </table:table-cell>
          <table:table-cell table:style-name="ce4" office:value-type="string" calcext:value-type="string">
            <text:p>Argelati F.</text:p>
          </table:table-cell>
          <table:table-cell table:style-name="ce4" office:value-type="string" calcext:value-type="string">
            <text:p>Carlo Sigonio, Opera Omnia</text:p>
          </table:table-cell>
          <table:table-cell table:style-name="ce8" table:number-columns-repeated="2"/>
          <table:table-cell table:style-name="ce22" office:value-type="string" calcext:value-type="string">
            <text:p>Milano</text:p>
          </table:table-cell>
          <table:table-cell table:style-name="ce22" office:value-type="string" calcext:value-type="string">
            <text:p>Tipografia dell'accademia palatina</text:p>
          </table:table-cell>
          <table:table-cell table:style-name="ce22" office:value-type="float" office:value="1732" calcext:value-type="float">
            <text:p>1732</text:p>
          </table:table-cell>
          <table:table-cell table:style-name="ce9" office:value-type="string" calcext:value-type="string">
            <text:p>I-XX</text:p>
          </table:table-cell>
          <table:table-cell table:style-name="ce4"/>
          <table:table-cell table:number-columns-repeated="1010"/>
        </table:table-row>
        <table:table-row table:style-name="ro1">
          <table:table-cell table:style-name="ce33" table:content-validation-name="val2" office:value-type="string" calcext:value-type="string">
            <text:p>Fonte</text:p>
          </table:table-cell>
          <table:table-cell table:style-name="ce33" table:content-validation-name="val4" office:value-type="string" calcext:value-type="string">
            <text:p>Letteraria</text:p>
          </table:table-cell>
          <table:table-cell table:style-name="ce7" office:value-type="string" calcext:value-type="string">
            <text:p>Francesco Robortello</text:p>
          </table:table-cell>
          <table:table-cell table:style-name="ce4"/>
          <table:table-cell table:style-name="ce4" office:value-type="string" calcext:value-type="string">
            <text:p>Ephemerides Patavinae</text:p>
          </table:table-cell>
          <table:table-cell table:style-name="ce4" table:number-columns-repeated="2"/>
          <table:table-cell table:style-name="ce8" table:number-columns-repeated="2"/>
          <table:table-cell table:style-name="ce22" office:value-type="string" calcext:value-type="string">
            <text:p>Padova</text:p>
          </table:table-cell>
          <table:table-cell table:style-name="ce22" office:value-type="string" calcext:value-type="string">
            <text:p>Ex officina Laurentii Pasquatii &amp; Sociorum</text:p>
          </table:table-cell>
          <table:table-cell table:style-name="ce22" office:value-type="float" office:value="1562" calcext:value-type="float">
            <text:p>1562</text:p>
          </table:table-cell>
          <table:table-cell table:style-name="ce9"/>
          <table:table-cell table:style-name="ce4" office:value-type="string" calcext:value-type="string">
            <text:p>https://books.google.it/books?id=xHVNAAAAcAAJ&amp;printsec=frontcover&amp;dq=ephemerides+patavinae+robortello&amp;hl=it&amp;sa=X&amp;ved=0ahUKEwjljpHVmc_gAhVQ3qQKHZWBDEgQ6wEIUTAH#v=onepage&amp;q=ephemerides%20patavinae%20robortello&amp;f=false</text:p>
          </table:table-cell>
          <table:table-cell table:number-columns-repeated="1010"/>
        </table:table-row>
        <table:table-row table:style-name="ro1">
          <table:table-cell table:style-name="ce33" table:content-validation-name="val2" office:value-type="string" calcext:value-type="string">
            <text:p>Fonte</text:p>
          </table:table-cell>
          <table:table-cell table:style-name="ce33" table:content-validation-name="val4" office:value-type="string" calcext:value-type="string">
            <text:p>Letteraria</text:p>
          </table:table-cell>
          <table:table-cell table:style-name="ce7" office:value-type="string" calcext:value-type="string">
            <text:p>Carlo Sigonio</text:p>
          </table:table-cell>
          <table:table-cell table:style-name="ce4"/>
          <table:table-cell table:style-name="ce4" office:value-type="string" calcext:value-type="string">
            <text:p>Disputationum Patavinarum adversus Franciscum Robortellum</text:p>
          </table:table-cell>
          <table:table-cell table:style-name="ce4" table:number-columns-repeated="2"/>
          <table:table-cell table:style-name="ce8"/>
          <table:table-cell table:style-name="ce22" office:value-type="string" calcext:value-type="string">
            <text:p>Liber primus</text:p>
          </table:table-cell>
          <table:table-cell table:style-name="ce22" office:value-type="string" calcext:value-type="string">
            <text:p>Padova</text:p>
          </table:table-cell>
          <table:table-cell table:style-name="ce22" office:value-type="string" calcext:value-type="string">
            <text:p>Percacino G.</text:p>
          </table:table-cell>
          <table:table-cell table:style-name="ce22" office:value-type="float" office:value="1562" calcext:value-type="float">
            <text:p>1562</text:p>
          </table:table-cell>
          <table:table-cell table:style-name="ce9"/>
          <table:table-cell table:style-name="ce4" office:value-type="string" calcext:value-type="string">
            <text:p>https://books.google.it/books?id=nnVNAAAAcAAJ&amp;pg=PP5&amp;lpg=PP5&amp;dq=disputationes+patavinae+liber+primus&amp;source=bl&amp;ots=xXi0BSee-o&amp;sig=ACfU3U35iLv9qhQkBy3WPNF4xmfLdFMuew&amp;hl=it&amp;sa=X&amp;ved=2ahUKEwj6ppWlo8rgAhUItRoKHSB0Dm8Q6AEwAHoECAoQAQ#v=onepage&amp;q=disputationes%20patavinae%20liber%20primus&amp;f=false</text:p>
          </table:table-cell>
          <table:table-cell table:number-columns-repeated="1010"/>
        </table:table-row>
        <table:table-row table:style-name="ro4">
          <table:table-cell table:style-name="ce33" table:content-validation-name="val2" office:value-type="string" calcext:value-type="string">
            <text:p>Fonte</text:p>
          </table:table-cell>
          <table:table-cell table:style-name="ce33" table:content-validation-name="val4" office:value-type="string" calcext:value-type="string">
            <text:p>Letteraria</text:p>
          </table:table-cell>
          <table:table-cell table:style-name="ce7" office:value-type="string" calcext:value-type="string">
            <text:p>Carlo Sigonio</text:p>
          </table:table-cell>
          <table:table-cell table:style-name="ce4"/>
          <table:table-cell table:style-name="ce4" office:value-type="string" calcext:value-type="string">
            <text:p>Disputationum Patavinarum adversus Franciscum Robortellum</text:p>
          </table:table-cell>
          <table:table-cell table:style-name="ce4" table:number-columns-repeated="2"/>
          <table:table-cell table:style-name="ce8"/>
          <table:table-cell table:style-name="ce22" office:value-type="string" calcext:value-type="string">
            <text:p>Liber secundus</text:p>
          </table:table-cell>
          <table:table-cell table:style-name="ce22" office:value-type="string" calcext:value-type="string">
            <text:p>Padova</text:p>
          </table:table-cell>
          <table:table-cell table:style-name="ce22" office:value-type="string" calcext:value-type="string">
            <text:p>Percacino G.</text:p>
          </table:table-cell>
          <table:table-cell table:style-name="ce22" office:value-type="float" office:value="1562" calcext:value-type="float">
            <text:p>1562</text:p>
          </table:table-cell>
          <table:table-cell table:style-name="ce9"/>
          <table:table-cell table:style-name="ce23" office:value-type="string" calcext:value-type="string">
            <text:p><text:a xlink:href="https://books.google.it/books?id=rHVNAAAAcAAJ&amp;pg=PT15&amp;lpg=PT15&amp;dq=carlo+sigonio+disputationes+patavinae&amp;source=bl&amp;ots=rxbCablRiP&amp;sig=ACfU3U2ngse4_X-1V0EpyA5sephfRmTfqA&amp;hl=it&amp;sa=X&amp;ved=2ahUKEwje0e-yuqzgAhWkM-wKHSy5ARcQ6AEwDnoECAQQAQ#v=onepage&amp;q=carlo%20sigonio%20disputationes%20patavinae&amp;f=false" xlink:type="simple">https://books.google.it/books?id=rHVNAAAAcAAJ&amp;pg=PT15&amp;lpg=PT15&amp;dq=carlo+sigonio+disputationes+patavinae&amp;source=bl&amp;ots=rxbCablRiP&amp;sig=ACfU3U2ngse4_X-1V0EpyA5sephfRmTfqA&amp;hl=it&amp;sa=X&amp;ved=2ahUKEwje0e-yuqzgAhWkM-wKHSy5ARcQ6AEwDnoECAQQAQ#v=onepage&amp;q=carlo%20sigonio%20disputationes%20patavinae&amp;f=false</text:a></text:p>
          </table:table-cell>
          <table:table-cell table:number-columns-repeated="1010"/>
        </table:table-row>
        <table:table-row table:style-name="ro4">
          <table:table-cell table:style-name="ce33" table:content-validation-name="val2" office:value-type="string" calcext:value-type="string">
            <text:p>Fonte</text:p>
          </table:table-cell>
          <table:table-cell table:style-name="ce33" table:content-validation-name="val4" office:value-type="string" calcext:value-type="string">
            <text:p>Letteraria</text:p>
          </table:table-cell>
          <table:table-cell table:style-name="ce7" office:value-type="string" calcext:value-type="string">
            <text:p>Carlo Sigonio</text:p>
          </table:table-cell>
          <table:table-cell table:style-name="ce4"/>
          <table:table-cell table:style-name="ce4" office:value-type="string" calcext:value-type="string">
            <text:p>De dialogo liber</text:p>
          </table:table-cell>
          <table:table-cell table:style-name="ce4" office:value-type="string" calcext:value-type="string">
            <text:p>Franco Pignatti</text:p>
          </table:table-cell>
          <table:table-cell table:style-name="ce4"/>
          <table:table-cell table:style-name="ce8"/>
          <table:table-cell table:style-name="ce22"/>
          <table:table-cell table:style-name="ce22" office:value-type="string" calcext:value-type="string">
            <text:p>Roma</text:p>
          </table:table-cell>
          <table:table-cell table:style-name="ce22" office:value-type="string" calcext:value-type="string">
            <text:p>Bulzoni</text:p>
          </table:table-cell>
          <table:table-cell table:style-name="ce22" office:value-type="float" office:value="1993" calcext:value-type="float">
            <text:p>1993</text:p>
          </table:table-cell>
          <table:table-cell table:style-name="ce9" office:value-type="string" calcext:value-type="string">
            <text:p>109-122</text:p>
          </table:table-cell>
          <table:table-cell table:style-name="ce23"/>
          <table:table-cell table:number-columns-repeated="1010"/>
        </table:table-row>
        <table:table-row table:style-name="ro1">
          <table:table-cell table:style-name="ce33" table:content-validation-name="val3" office:value-type="string" calcext:value-type="string">
            <text:p>Fonte</text:p>
          </table:table-cell>
          <table:table-cell table:style-name="ce33" table:content-validation-name="val5" office:value-type="string" calcext:value-type="string">
            <text:p>Voce enciclopedica</text:p>
          </table:table-cell>
          <table:table-cell table:style-name="ce22" office:value-type="string" calcext:value-type="string">
            <text:p>Girolamo Tiraboschi </text:p>
          </table:table-cell>
          <table:table-cell table:style-name="ce22"/>
          <table:table-cell table:style-name="ce22" office:value-type="string" calcext:value-type="string">
            <text:p>Biblioteca modenese o Notizie della vita e delle opere degli scrittori natii degli stati del serenissimo duca di Modena raccolte e ordinate dal cavaliere ab. Girolamo Tiraboschi</text:p>
          </table:table-cell>
          <table:table-cell table:style-name="ce22" table:number-columns-repeated="2"/>
          <table:table-cell table:style-name="ce8"/>
          <table:table-cell table:style-name="ce22" office:value-type="string" calcext:value-type="string">
            <text:p>t. V</text:p>
          </table:table-cell>
          <table:table-cell table:style-name="ce22" office:value-type="string" calcext:value-type="string">
            <text:p>Modena</text:p>
          </table:table-cell>
          <table:table-cell table:style-name="ce24" office:value-type="string" calcext:value-type="string">
            <text:p>Società Tipografica Modenese</text:p>
          </table:table-cell>
          <table:table-cell table:style-name="ce25" office:value-type="string" calcext:value-type="string">
            <text:p>1781-1786</text:p>
          </table:table-cell>
          <table:table-cell table:style-name="ce9" office:value-type="string" calcext:value-type="string">
            <text:p>76-119</text:p>
          </table:table-cell>
          <table:table-cell table:style-name="ce26" office:value-type="string" calcext:value-type="string">
            <text:p>https://books.google.it/books?id=9H3NAAAAMAAJ&amp;printsec=frontcover&amp;dq=tiraboschi+biblioteca+modenese&amp;hl=it&amp;sa=X&amp;ved=0ahUKEwjqp6bbnM_gAhXIzqQKHdG5ApwQ6wEIODAC#v=onepage&amp;q=sigonio&amp;f=false</text:p>
          </table:table-cell>
          <table:table-cell table:number-columns-repeated="1010"/>
        </table:table-row>
        <table:table-row table:style-name="ro1">
          <table:table-cell table:style-name="ce33" table:content-validation-name="val2" office:value-type="string" calcext:value-type="string">
            <text:p>Bibliografia</text:p>
          </table:table-cell>
          <table:table-cell table:style-name="ce33" table:content-validation-name="val4" office:value-type="string" calcext:value-type="string">
            <text:p>Monografia</text:p>
          </table:table-cell>
          <table:table-cell table:style-name="ce7" office:value-type="string" calcext:value-type="string">
            <text:p>Antonio Carlini</text:p>
          </table:table-cell>
          <table:table-cell table:style-name="ce4"/>
          <table:table-cell table:style-name="ce4" office:value-type="string" calcext:value-type="string">
            <text:p>L'attività filologica di Francesco Robortello</text:p>
          </table:table-cell>
          <table:table-cell table:style-name="ce4"/>
          <table:table-cell table:style-name="ce24" office:value-type="string" calcext:value-type="string">
            <text:p>Atti dell’Accademia di scienze, lettere ed arti di Udine</text:p>
          </table:table-cell>
          <table:table-cell table:style-name="ce8"/>
          <table:table-cell table:style-name="ce22" office:value-type="string" calcext:value-type="string">
            <text:p>S. 7, VII</text:p>
          </table:table-cell>
          <table:table-cell table:style-name="ce22" table:number-columns-repeated="2"/>
          <table:table-cell table:style-name="ce10" office:value-type="string" calcext:value-type="string">
            <text:p>1966-67</text:p>
          </table:table-cell>
          <table:table-cell table:style-name="ce9" office:value-type="string" calcext:value-type="string">
            <text:p>70-73</text:p>
          </table:table-cell>
          <table:table-cell table:style-name="ce4"/>
          <table:table-cell table:number-columns-repeated="1010"/>
        </table:table-row>
        <table:table-row table:style-name="ro1">
          <table:table-cell table:style-name="ce33" table:content-validation-name="val2" office:value-type="string" calcext:value-type="string">
            <text:p>Bibliografia</text:p>
          </table:table-cell>
          <table:table-cell table:style-name="ce33" table:content-validation-name="val4" office:value-type="string" calcext:value-type="string">
            <text:p>Monografia</text:p>
          </table:table-cell>
          <table:table-cell table:style-name="ce11" office:value-type="string" calcext:value-type="string">
            <text:p>William McCuaig</text:p>
          </table:table-cell>
          <table:table-cell table:style-name="ce4"/>
          <table:table-cell table:style-name="ce4" office:value-type="string" calcext:value-type="string">
            <text:p>Carlo Sigonio: the changing world of the late Renaissance</text:p>
          </table:table-cell>
          <table:table-cell table:style-name="ce4" table:number-columns-repeated="2"/>
          <table:table-cell table:style-name="ce8" table:number-columns-repeated="2"/>
          <table:table-cell table:style-name="ce22" office:value-type="string" calcext:value-type="string">
            <text:p>Princeton</text:p>
          </table:table-cell>
          <table:table-cell table:style-name="ce22" office:value-type="string" calcext:value-type="string">
            <text:p>Princeton University Press</text:p>
          </table:table-cell>
          <table:table-cell table:style-name="ce22" office:value-type="float" office:value="2014" calcext:value-type="float">
            <text:p>2014</text:p>
          </table:table-cell>
          <table:table-cell table:style-name="ce9"/>
          <table:table-cell table:style-name="ce23" office:value-type="string" calcext:value-type="string">
            <text:p><text:a xlink:href="https://books.google.it/books?id=nRAABAAAQBAJ&amp;printsec=frontcover&amp;dq=MCCUAIG+W.,+Carlo+Sigonio:+the+changing+world+of+the+late+Renaissance&amp;hl=it&amp;sa=X&amp;ved=0ahUKEwjB_qSQn8_gAhXEsqQKHfY3AR8Q6wEILDAA#v=onepage&amp;q=MCCUAIG%20W.%2C%20Carlo%20Sigonio%3A%20the%20changing%20world%20of%20the%20late%20Renaissance&amp;f=false" xlink:type="simple">https://books.google.it/books?id=nRAABAAAQBAJ&amp;printsec=frontcover&amp;dq=MCCUAIG+W.,+Carlo+Sigonio:+the+changing+world+of+the+late+Renaissance&amp;hl=it&amp;sa=X&amp;ved=0ahUKEwjB_qSQn8_gAhXEsqQKHfY3AR8Q6wEILDAA#v=onepage&amp;q=MCCUAIG%20W.%2C%20Carlo%20Sigonio%3A%20the%20changing%20world%20of%20the%20late%20Renaissance&amp;f=false</text:a></text:p>
          </table:table-cell>
          <table:table-cell table:number-columns-repeated="1010"/>
        </table:table-row>
        <table:table-row table:style-name="ro1">
          <table:table-cell table:style-name="ce33" table:content-validation-name="val2"/>
          <table:table-cell table:style-name="ce33" table:content-validation-name="val4"/>
          <table:table-cell table:style-name="ce7"/>
          <table:table-cell table:style-name="ce4" table:number-columns-repeated="4"/>
          <table:table-cell table:style-name="ce8" table:number-columns-repeated="2"/>
          <table:table-cell table:style-name="ce22" table:number-columns-repeated="2"/>
          <table:table-cell table:style-name="ce10"/>
          <table:table-cell table:style-name="ce9"/>
          <table:table-cell table:style-name="ce4"/>
          <table:table-cell table:number-columns-repeated="1010"/>
        </table:table-row>
        <table:table-row table:style-name="ro1" table:number-rows-repeated="2">
          <table:table-cell table:style-name="ce33" table:content-validation-name="val2"/>
          <table:table-cell table:style-name="ce33" table:content-validation-name="val4"/>
          <table:table-cell table:style-name="ce4"/>
          <table:table-cell table:style-name="ce22"/>
          <table:table-cell table:style-name="ce4" table:number-columns-repeated="3"/>
          <table:table-cell table:style-name="ce8" table:number-columns-repeated="2"/>
          <table:table-cell table:style-name="ce22"/>
          <table:table-cell table:style-name="ce4"/>
          <table:table-cell table:style-name="ce10"/>
          <table:table-cell table:style-name="ce9"/>
          <table:table-cell table:style-name="ce22"/>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4" table:number-columns-repeated="3"/>
          <table:table-cell table:style-name="ce8" table:number-columns-repeated="2"/>
          <table:table-cell table:style-name="ce22"/>
          <table:table-cell table:style-name="ce4"/>
          <table:table-cell table:style-name="ce22"/>
          <table:table-cell table:style-name="ce9"/>
          <table:table-cell table:style-name="ce22"/>
          <table:table-cell table:number-columns-repeated="1010"/>
        </table:table-row>
        <table:table-row table:style-name="ro1" table:number-rows-repeated="5">
          <table:table-cell table:style-name="ce33" table:content-validation-name="val2"/>
          <table:table-cell table:style-name="ce33" table:content-validation-name="val4"/>
          <table:table-cell table:style-name="ce4"/>
          <table:table-cell table:style-name="ce22"/>
          <table:table-cell table:style-name="ce4" table:number-columns-repeated="3"/>
          <table:table-cell table:style-name="ce8" table:number-columns-repeated="2"/>
          <table:table-cell table:style-name="ce22"/>
          <table:table-cell table:style-name="ce4"/>
          <table:table-cell table:style-name="ce10"/>
          <table:table-cell table:style-name="ce9"/>
          <table:table-cell table:style-name="ce22"/>
          <table:table-cell table:number-columns-repeated="1010"/>
        </table:table-row>
        <table:table-row table:style-name="ro1" table:number-rows-repeated="2">
          <table:table-cell table:style-name="ce33" table:content-validation-name="val2"/>
          <table:table-cell table:style-name="ce33" table:content-validation-name="val4"/>
          <table:table-cell table:style-name="ce4"/>
          <table:table-cell table:style-name="ce22"/>
          <table:table-cell table:style-name="ce4" table:number-columns-repeated="3"/>
          <table:table-cell table:style-name="ce8" table:number-columns-repeated="2"/>
          <table:table-cell table:style-name="ce22"/>
          <table:table-cell table:style-name="ce4"/>
          <table:table-cell table:style-name="ce22"/>
          <table:table-cell table:style-name="ce9"/>
          <table:table-cell table:style-name="ce22"/>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11"/>
          <table:table-cell table:style-name="ce4" table:number-columns-repeated="2"/>
          <table:table-cell table:style-name="ce22" table:number-columns-repeated="2"/>
          <table:table-cell table:style-name="ce4"/>
          <table:table-cell table:style-name="ce12" table:number-columns-repeated="3"/>
          <table:table-cell table:style-name="ce22"/>
          <table:table-cell table:number-columns-repeated="1010"/>
        </table:table-row>
        <table:table-row table:style-name="ro1">
          <table:table-cell table:style-name="ce33" table:content-validation-name="val2"/>
          <table:table-cell table:style-name="ce33" table:content-validation-name="val4"/>
          <table:table-cell table:style-name="ce12"/>
          <table:table-cell table:style-name="ce22"/>
          <table:table-cell table:style-name="ce4" table:number-columns-repeated="3"/>
          <table:table-cell table:style-name="ce8"/>
          <table:table-cell table:style-name="ce22"/>
          <table:table-cell table:style-name="ce4" table:number-columns-repeated="2"/>
          <table:table-cell table:style-name="ce22" table:number-columns-repeated="3"/>
          <table:table-cell table:number-columns-repeated="1010"/>
        </table:table-row>
        <table:table-row table:style-name="ro1" table:number-rows-repeated="5">
          <table:table-cell table:style-name="ce33" table:content-validation-name="val2"/>
          <table:table-cell table:style-name="ce33" table:content-validation-name="val4"/>
          <table:table-cell table:style-name="ce4"/>
          <table:table-cell table:style-name="ce22"/>
          <table:table-cell table:style-name="ce4"/>
          <table:table-cell table:style-name="ce22" table:number-columns-repeated="2"/>
          <table:table-cell table:style-name="ce8" table:number-columns-repeated="2"/>
          <table:table-cell table:style-name="ce22" table:number-columns-repeated="3"/>
          <table:table-cell table:style-name="ce9"/>
          <table:table-cell table:style-name="ce4"/>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4"/>
          <table:table-cell table:style-name="ce22"/>
          <table:table-cell table:style-name="ce4"/>
          <table:table-cell table:style-name="ce8" table:number-columns-repeated="2"/>
          <table:table-cell table:style-name="ce4" table:number-columns-repeated="2"/>
          <table:table-cell table:style-name="ce22"/>
          <table:table-cell table:style-name="ce9"/>
          <table:table-cell table:style-name="ce4"/>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4"/>
          <table:table-cell table:style-name="ce22"/>
          <table:table-cell table:style-name="ce13"/>
          <table:table-cell table:style-name="ce8" table:number-columns-repeated="2"/>
          <table:table-cell table:style-name="ce4" table:number-columns-repeated="2"/>
          <table:table-cell table:style-name="ce22"/>
          <table:table-cell table:style-name="ce9"/>
          <table:table-cell table:style-name="ce4"/>
          <table:table-cell table:number-columns-repeated="1010"/>
        </table:table-row>
        <table:table-row table:style-name="ro1" table:number-rows-repeated="3">
          <table:table-cell table:style-name="ce33" table:content-validation-name="val2"/>
          <table:table-cell table:style-name="ce33" table:content-validation-name="val4"/>
          <table:table-cell table:style-name="ce4"/>
          <table:table-cell table:style-name="ce22"/>
          <table:table-cell table:style-name="ce4"/>
          <table:table-cell table:style-name="ce22"/>
          <table:table-cell table:style-name="ce13"/>
          <table:table-cell table:style-name="ce8"/>
          <table:table-cell table:style-name="ce22"/>
          <table:table-cell table:style-name="ce4" table:number-columns-repeated="2"/>
          <table:table-cell table:style-name="ce22" table:number-columns-repeated="2"/>
          <table:table-cell table:style-name="ce4"/>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12"/>
          <table:table-cell table:style-name="ce22" table:number-columns-repeated="4"/>
          <table:table-cell table:style-name="ce14" table:number-columns-repeated="2"/>
          <table:table-cell table:style-name="ce10"/>
          <table:table-cell table:style-name="ce12"/>
          <table:table-cell table:style-name="ce4"/>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4"/>
          <table:table-cell table:style-name="ce22" table:number-columns-repeated="4"/>
          <table:table-cell table:style-name="ce14" table:number-columns-repeated="2"/>
          <table:table-cell table:style-name="ce22" table:number-columns-repeated="3"/>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4" table:number-columns-repeated="3"/>
          <table:table-cell table:style-name="ce8" table:number-columns-repeated="2"/>
          <table:table-cell table:style-name="ce22" table:number-columns-repeated="4"/>
          <table:table-cell table:style-name="ce4"/>
          <table:table-cell table:number-columns-repeated="1010"/>
        </table:table-row>
        <table:table-row table:style-name="ro1">
          <table:table-cell table:style-name="ce33" table:content-validation-name="val2"/>
          <table:table-cell table:style-name="ce33" table:content-validation-name="val4"/>
          <table:table-cell table:style-name="ce4"/>
          <table:table-cell table:style-name="ce22"/>
          <table:table-cell table:style-name="ce4"/>
          <table:table-cell table:style-name="ce22"/>
          <table:table-cell table:style-name="ce4"/>
          <table:table-cell table:style-name="ce8"/>
          <table:table-cell table:style-name="ce4" table:number-columns-repeated="3"/>
          <table:table-cell table:style-name="ce22"/>
          <table:table-cell table:style-name="ce15"/>
          <table:table-cell table:style-name="ce16"/>
          <table:table-cell table:number-columns-repeated="1010"/>
        </table:table-row>
        <table:table-row table:style-name="ro1">
          <table:table-cell table:style-name="ce33" table:content-validation-name="val2"/>
          <table:table-cell table:style-name="ce33" table:content-validation-name="val4"/>
          <table:table-cell table:style-name="ce14"/>
          <table:table-cell table:style-name="ce22"/>
          <table:table-cell table:style-name="ce4"/>
          <table:table-cell table:style-name="ce22"/>
          <table:table-cell table:style-name="ce14"/>
          <table:table-cell table:style-name="ce8"/>
          <table:table-cell table:style-name="ce14" table:number-columns-repeated="3"/>
          <table:table-cell table:style-name="ce22"/>
          <table:table-cell table:style-name="ce15"/>
          <table:table-cell table:style-name="ce17"/>
          <table:table-cell table:number-columns-repeated="1010"/>
        </table:table-row>
        <table:table-row table:style-name="ro1" table:number-rows-repeated="212">
          <table:table-cell table:style-name="ce33" table:content-validation-name="val2"/>
          <table:table-cell table:style-name="ce33" table:content-validation-name="val4"/>
          <table:table-cell table:style-name="ce14"/>
          <table:table-cell table:style-name="ce22"/>
          <table:table-cell table:style-name="ce14"/>
          <table:table-cell table:style-name="ce22"/>
          <table:table-cell table:style-name="ce14"/>
          <table:table-cell table:style-name="ce8"/>
          <table:table-cell table:style-name="ce14" table:number-columns-repeated="3"/>
          <table:table-cell table:style-name="ce22"/>
          <table:table-cell table:style-name="ce15"/>
          <table:table-cell table:style-name="ce17"/>
          <table:table-cell table:number-columns-repeated="1010"/>
        </table:table-row>
        <table:table-row table:style-name="ro3" table:number-rows-repeated="1048324">
          <table:table-cell table:number-columns-repeated="1024"/>
        </table:table-row>
        <table:table-row table:style-name="ro3">
          <table:table-cell table:number-columns-repeated="1024"/>
        </table:table-row>
      </table:table>
      <table:table table:name="vocabulary" table:style-name="ta1">
        <table:table-column table:style-name="co11" table:number-columns-repeated="26" table:default-cell-style-name="ce1"/>
        <table:table-column table:style-name="co1" table:number-columns-repeated="997" table:default-cell-style-name="ce1"/>
        <table:table-column table:style-name="co4" table:default-cell-style-name="ce1"/>
        <table:table-row table:style-name="ro5">
          <table:table-cell table:style-name="ce18" table:formula="of:=IFERROR(__xludf.dummyfunction(&quot;IMPORTRANGE(&quot;&quot;https://docs.google.com/spreadsheets/d/1e5wV03gI5855GWweY8X-q5Lgmm07EexZaSc67NoPd60&quot;&quot;, &quot;&quot;foglio1!A1:P100&quot;&quot;)&quot;);&quot;type&quot;)" office:value-type="string" office:string-value="type" calcext:value-type="string">
            <text:p>type</text:p>
          </table:table-cell>
          <table:table-cell table:style-name="ce19" office:value-type="string" calcext:value-type="string">
            <text:p>subType</text:p>
          </table:table-cell>
          <table:table-cell table:style-name="ce19" office:value-type="string" calcext:value-type="string">
            <text:p>status</text:p>
          </table:table-cell>
          <table:table-cell table:style-name="ce19" office:value-type="string" calcext:value-type="string">
            <text:p>contributors</text:p>
          </table:table-cell>
          <table:table-cell table:number-columns-repeated="1020"/>
        </table:table-row>
        <table:table-row table:style-name="ro5">
          <table:table-cell office:value-type="string" calcext:value-type="string">
            <text:p>Fonte</text:p>
          </table:table-cell>
          <table:table-cell office:value-type="string" calcext:value-type="string">
            <text:p>Epistolare</text:p>
          </table:table-cell>
          <table:table-cell office:value-type="string" calcext:value-type="string">
            <text:p>Publish</text:p>
          </table:table-cell>
          <table:table-cell office:value-type="string" calcext:value-type="string">
            <text:p>Antonello Fabio Caterino</text:p>
          </table:table-cell>
          <table:table-cell table:number-columns-repeated="1020"/>
        </table:table-row>
        <table:table-row table:style-name="ro5">
          <table:table-cell table:style-name="ce20" office:value-type="string" calcext:value-type="string">
            <text:p>Bibliografia</text:p>
          </table:table-cell>
          <table:table-cell office:value-type="string" calcext:value-type="string">
            <text:p>Poetica</text:p>
          </table:table-cell>
          <table:table-cell office:value-type="string" calcext:value-type="string">
            <text:p>Draft</text:p>
          </table:table-cell>
          <table:table-cell office:value-type="string" calcext:value-type="string">
            <text:p>Marcello Bolpagni</text:p>
          </table:table-cell>
          <table:table-cell table:number-columns-repeated="1020"/>
        </table:table-row>
        <table:table-row table:style-name="ro5">
          <table:table-cell/>
          <table:table-cell office:value-type="string" calcext:value-type="string">
            <text:p>Storica</text:p>
          </table:table-cell>
          <table:table-cell/>
          <table:table-cell office:value-type="string" calcext:value-type="string">
            <text:p>Marco Petolicchio</text:p>
          </table:table-cell>
          <table:table-cell table:number-columns-repeated="1020"/>
        </table:table-row>
        <table:table-row table:style-name="ro5">
          <table:table-cell/>
          <table:table-cell office:value-type="string" calcext:value-type="string">
            <text:p>Letteraria</text:p>
          </table:table-cell>
          <table:table-cell/>
          <table:table-cell office:value-type="string" calcext:value-type="string">
            <text:p>Anna Chisena</text:p>
          </table:table-cell>
          <table:table-cell table:number-columns-repeated="1020"/>
        </table:table-row>
        <table:table-row table:style-name="ro5">
          <table:table-cell/>
          <table:table-cell office:value-type="string" calcext:value-type="string">
            <text:p>Monografia</text:p>
          </table:table-cell>
          <table:table-cell table:number-columns-repeated="1022"/>
        </table:table-row>
        <table:table-row table:style-name="ro5">
          <table:table-cell/>
          <table:table-cell office:value-type="string" calcext:value-type="string">
            <text:p>Articolo in rivista</text:p>
          </table:table-cell>
          <table:table-cell table:number-columns-repeated="1022"/>
        </table:table-row>
        <table:table-row table:style-name="ro5">
          <table:table-cell/>
          <table:table-cell office:value-type="string" calcext:value-type="string">
            <text:p>Capitolo di libro</text:p>
          </table:table-cell>
          <table:table-cell table:number-columns-repeated="1022"/>
        </table:table-row>
        <table:table-row table:style-name="ro5">
          <table:table-cell/>
          <table:table-cell office:value-type="string" calcext:value-type="string">
            <text:p>Voce enciclopedica</text:p>
          </table:table-cell>
          <table:table-cell table:number-columns-repeated="1022"/>
        </table:table-row>
        <table:table-row table:style-name="ro5" table:number-rows-repeated="10">
          <table:table-cell table:number-columns-repeated="1024"/>
        </table:table-row>
        <table:table-row table:style-name="ro5">
          <table:table-cell office:value-type="string" calcext:value-type="string">
            <text:p>title</text:p>
          </table:table-cell>
          <table:table-cell office:value-type="string" calcext:value-type="string">
            <text:p>chronology</text:p>
          </table:table-cell>
          <table:table-cell office:value-type="string" calcext:value-type="string">
            <text:p>argList</text:p>
          </table:table-cell>
          <table:table-cell office:value-type="string" calcext:value-type="string">
            <text:p>charList</text:p>
          </table:table-cell>
          <table:table-cell office:value-type="string" calcext:value-type="string">
            <text:p>peopleList</text:p>
          </table:table-cell>
          <table:table-cell office:value-type="string" calcext:value-type="string">
            <text:p>content</text:p>
          </table:table-cell>
          <table:table-cell office:value-type="string" calcext:value-type="string">
            <text:p>description</text:p>
          </table:table-cell>
          <table:table-cell office:value-type="string" calcext:value-type="string">
            <text:p>date</text:p>
          </table:table-cell>
          <table:table-cell office:value-type="string" calcext:value-type="string">
            <text:p>contributor</text:p>
          </table:table-cell>
          <table:table-cell office:value-type="string" calcext:value-type="string">
            <text:p>status</text:p>
          </table:table-cell>
          <table:table-cell office:value-type="string" calcext:value-type="string">
            <text:p>notes</text:p>
          </table:table-cell>
          <table:table-cell table:number-columns-repeated="1013"/>
        </table:table-row>
        <table:table-row table:style-name="ro5">
          <table:table-cell office:value-type="string" calcext:value-type="string">
            <text:p>Titolo della scheda</text:p>
          </table:table-cell>
          <table:table-cell office:value-type="string" calcext:value-type="string">
            <text:p>Cronologia in formato YYYY-MM-DD</text:p>
          </table:table-cell>
          <table:table-cell office:value-type="string" calcext:value-type="string">
            <text:p>Lista degli argomenti della scheda</text:p>
          </table:table-cell>
          <table:table-cell office:value-type="string" calcext:value-type="string">
            <text:p>Lista dei personaggi della scheda</text:p>
          </table:table-cell>
          <table:table-cell office:value-type="string" calcext:value-type="string">
            <text:p>Lista delle persone coinvolte nella scheda</text:p>
          </table:table-cell>
          <table:table-cell office:value-type="string" calcext:value-type="string">
            <text:p>Corpo di testo contenente la sinossi della scheda</text:p>
          </table:table-cell>
          <table:table-cell office:value-type="string" calcext:value-type="string">
            <text:p>Corpo di testo contenente la descrizione della scheda (MAX 160char)</text:p>
          </table:table-cell>
          <table:table-cell office:value-type="string" calcext:value-type="string">
            <text:p>Data di schedatura in formato YYYY-MM-DD</text:p>
          </table:table-cell>
          <table:table-cell office:value-type="string" calcext:value-type="string">
            <text:p>Autore della scheda</text:p>
          </table:table-cell>
          <table:table-cell office:value-type="string" calcext:value-type="string">
            <text:p>Stato della scheda</text:p>
          </table:table-cell>
          <table:table-cell office:value-type="string" calcext:value-type="string">
            <text:p>Appunti</text:p>
          </table:table-cell>
          <table:table-cell table:number-columns-repeated="1013"/>
        </table:table-row>
        <table:table-row table:style-name="ro5">
          <table:table-cell table:number-columns-repeated="1024"/>
        </table:table-row>
        <table:table-row table:style-name="ro5">
          <table:table-cell office:value-type="string" calcext:value-type="string">
            <text:p>type</text:p>
          </table:table-cell>
          <table:table-cell office:value-type="string" calcext:value-type="string">
            <text:p>subType</text:p>
          </table:table-cell>
          <table:table-cell office:value-type="string" calcext:value-type="string">
            <text:p>author</text:p>
          </table:table-cell>
          <table:table-cell office:value-type="string" calcext:value-type="string">
            <text:p>addressee</text:p>
          </table:table-cell>
          <table:table-cell office:value-type="string" calcext:value-type="string">
            <text:p>title</text:p>
          </table:table-cell>
          <table:table-cell office:value-type="string" calcext:value-type="string">
            <text:p>editorList</text:p>
            <text:p/>
          </table:table-cell>
          <table:table-cell office:value-type="string" calcext:value-type="string">
            <text:p>titleVolume</text:p>
          </table:table-cell>
          <table:table-cell office:value-type="string" calcext:value-type="string">
            <text:p>journal</text:p>
          </table:table-cell>
          <table:table-cell office:value-type="string" calcext:value-type="string">
            <text:p>partANDvol</text:p>
          </table:table-cell>
          <table:table-cell office:value-type="string" calcext:value-type="string">
            <text:p>place</text:p>
          </table:table-cell>
          <table:table-cell office:value-type="string" calcext:value-type="string">
            <text:p>publisher</text:p>
            <text:p/>
          </table:table-cell>
          <table:table-cell office:value-type="string" calcext:value-type="string">
            <text:p>date</text:p>
          </table:table-cell>
          <table:table-cell office:value-type="string" calcext:value-type="string">
            <text:p>pages</text:p>
          </table:table-cell>
          <table:table-cell office:value-type="string" calcext:value-type="string">
            <text:p>link</text:p>
          </table:table-cell>
          <table:table-cell table:number-columns-repeated="1010"/>
        </table:table-row>
        <table:table-row table:style-name="ro5">
          <table:table-cell office:value-type="string" calcext:value-type="string">
            <text:p>Bibliografia / Fonte</text:p>
          </table:table-cell>
          <table:table-cell office:value-type="string" calcext:value-type="string">
            <text:p>Fonte poetica, monografia, capitolo ecc</text:p>
          </table:table-cell>
          <table:table-cell office:value-type="string" calcext:value-type="string">
            <text:p>Autore del volume, mittente della lettera</text:p>
          </table:table-cell>
          <table:table-cell office:value-type="string" calcext:value-type="string">
            <text:p>Il destinatario</text:p>
          </table:table-cell>
          <table:table-cell office:value-type="string" calcext:value-type="string">
            <text:p>Titolo</text:p>
          </table:table-cell>
          <table:table-cell office:value-type="string" calcext:value-type="string">
            <text:p>Lista dei curatori</text:p>
          </table:table-cell>
          <table:table-cell office:value-type="string" calcext:value-type="string">
            <text:p>Titolo del volume</text:p>
          </table:table-cell>
          <table:table-cell office:value-type="string" calcext:value-type="string">
            <text:p>Titolo giornale</text:p>
          </table:table-cell>
          <table:table-cell office:value-type="string" calcext:value-type="string">
            <text:p>Parte e volume</text:p>
          </table:table-cell>
          <table:table-cell office:value-type="string" calcext:value-type="string">
            <text:p>Città di pubblicazione</text:p>
          </table:table-cell>
          <table:table-cell office:value-type="string" calcext:value-type="string">
            <text:p>Editore</text:p>
          </table:table-cell>
          <table:table-cell office:value-type="string" calcext:value-type="string">
            <text:p>Data di pubblicazione in formato YYYY-MM-DD</text:p>
          </table:table-cell>
          <table:table-cell office:value-type="string" calcext:value-type="string">
            <text:p>Intervallo di pagine</text:p>
          </table:table-cell>
          <table:table-cell office:value-type="string" calcext:value-type="string">
            <text:p>Link a risorsa esterna</text:p>
          </table:table-cell>
          <table:table-cell table:number-columns-repeated="1010"/>
        </table:table-row>
        <table:table-row table:style-name="ro5" table:number-rows-repeated="876">
          <table:table-cell table:number-columns-repeated="1024"/>
        </table:table-row>
        <table:table-row table:style-name="ro3" table:number-rows-repeated="1047675">
          <table:table-cell table:number-columns-repeated="1024"/>
        </table:table-row>
        <table:table-row table:style-name="ro3">
          <table:table-cell table:number-columns-repeated="1024"/>
        </table:table-row>
      </table:table>
      <table:named-expressions>
        <table:named-range table:name="ContentRange" table:base-cell-address="$Riferimenti.$A$1" table:cell-range-address="Riferimenti.$C$2:Riferimenti.$N$30"/>
      </table:named-expressions>
      <table:database-ranges>
        <table:database-range table:name="Table_1" table:target-range-address="Generale.A1:Generale.G2" table:orientation="column"/>
        <table:database-range table:name="Table_2" table:target-range-address="Riferimenti.C1:Riferimenti.N3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mbria1" svg:font-family="Cambria"/>
    <style:font-face style:name="Raleway" svg:font-family="Raleway"/>
    <style:font-face style:name="Times New Roman" svg:font-family="'Times New Roman'"/>
    <style:font-face style:name="Cambria" svg:font-family="Cambria" style:font-family-generic="roman"/>
    <style:font-face style:name="Times New Roman1" svg:font-family="'Times New Roman'" style:font-family-generic="roman"/>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mm"/>
      <style:text-properties style:font-name="Liberation Sans" fo:language="en" fo:country="GB" style:font-name-asian="Source Han Sans CN" style:language-asian="zh" style:country-asian="CN" style:font-name-complex="Noto Sans Devanagari"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date-style style:name="N111">
      <number:day/>
      <number:text>-</number:text>
      <number:month/>
    </number:date-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b7e1cd" style:vertical-align="automatic"/>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table-cell-properties fo:background-color="#b7e1cd"/>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creator>asus</dc:creator>
    <meta:creation-date>2019-02-22T11:12:11Z</meta:creation-date>
    <dc:date>2019-02-22T13:34:09Z</dc:date>
    <meta:document-statistic meta:table-count="3" meta:cell-count="194" meta:object-count="0"/>
  </office:meta>
</office:document-meta>
</file>